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/>
    </style:style>
    <style:style style:name="P19" style:family="paragraph" style:parent-style-name="Text_20_body" style:list-style-name="L11"/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font-name="Tahoma" fo:font-size="9pt" fo:letter-spacing="normal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</text:h>
      <text:list xml:id="list637897331067811619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3" text:outline-level="1">Přehled práce</text:h>
      <text:list xml:id="list3758781303440495040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3" text:outline-level="1">Poznámky k práci</text:h>
      <text:list xml:id="list8582691773267791760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2" text:outline-level="2">Osnova práce</text:h>
      <text:list xml:id="list7136520163724978545" text:style-name="L4">
        <text:list-item>
          <text:p text:style-name="P7">Abstrakt:</text:p>
        </text:list-item>
        <text:list-item>
          <text:p text:style-name="P7">Úvod: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autority sledující kriminalitu a publikující data</text:p>
                </text:list-item>
              </text:list>
            </text:list-item>
            <text:list-item>
              <text:p text:style-name="P7">nastolení problémů: nedostatky publikovaných dat, způsobů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Analýza: přehled relevantních technologií (samostatná kapitola předcházející analýzu?)</text:p>
          <text:list>
            <text:list-item>
              <text:p text:style-name="P7">co? (technologie sémantického webu, prostorová data)</text:p>
            </text:list-item>
            <text:list-item>
              <text:p text:style-name="P7">jak podrobně?</text:p>
            </text:list-item>
            <text:list-item>
              <text:p text:style-name="P7"><text:soft-page-break/>využití v práci (asi až v jednotlivých částech analýzy, kde se zdůvodní, proč se používá právě daná technologie)</text:p>
            </text:list-item>
            <text:list-item>
              <text:p text:style-name="P7">oddělit popis základních technologií sémantického webu a technologií a SW pro práci s daty sémantického webu? (viz Matej Snoha)</text:p>
            </text:list-item>
          </text:list>
        </text:list-item>
        <text:list-item>
          <text:p text:style-name="P7">Analýza: požadavky:</text:p>
          <text:list>
            <text:list-item>
              <text:p text:style-name="P7">vize: neformální povídání o tom, čeho přesně chci dosáhnout a jaké by to mělo mít vlastnosti; dalo by se nahradit seznamem požadavků</text:p>
            </text:list-item>
            <text:list-item>
              <text:p text:style-name="P7">specifikace požadavků: detailně a strukturovaně rozpracované cíle práce (pouze požadavky na dataset, na aplikaci později v příslušné podkapitole)</text:p>
            </text:list-item>
          </text:list>
        </text:list-item>
        <text:list-item>
          <text:p text:style-name="P7">Analýza: existující práce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  <text:list>
                <text:list-item>
                  <text:p text:style-name="P7">zhodnocení datasetů (přínosy, nedostatky)</text:p>
                </text:list-item>
                <text:list-item>
                  <text:p text:style-name="P7">popisovat asi jen to, co je relevantní pro porovnání s Datasetem</text:p>
                </text:list-item>
              </text:list>
            </text:list-item>
            <text:list-item>
              <text:p text:style-name="P7">aplikace:</text:p>
              <text:list>
                <text:list-item>
                  <text:p text:style-name="P7">aplikace vizualizující data o kriminalitě</text:p>
                </text:list-item>
                <text:list-item>
                  <text:p text:style-name="P7">např. Mapa kriminality (jsou i další?)</text:p>
                </text:list-item>
                <text:list-item>
                  <text:p text:style-name="P7">zhodnocení aplikací (přínosy, nedostatky)</text:p>
                </text:list-item>
              </text:list>
            </text:list-item>
            <text:list-item>
              <text:p text:style-name="P7">poznámky: stručně s odkazy na homepage (uvádět pouze zajímavé a podstatné vlastnosti, relevantní pro tuto práci)</text:p>
            </text:list-item>
          </text:list>
        </text:list-item>
        <text:list-item>
          <text:p text:style-name="P7">Analýza: zdroje kriminálních dat</text:p>
          <text:list>
            <text:list-item>
              <text:p text:style-name="P7">osnova kapitoly: od krimi-dat ke geografickým datům; geografická data a obohacení krimi-dat až nad vybranými a skutečně použitými kriminálními daty</text:p>
            </text:list-item>
            <text:list-item>
              <text:p text:style-name="P7">výhody reprezentace pomocí LinkedData (SPARQL, Data Cube visualization, explorer tools)</text:p>
            </text:list-item>
            <text:list-item>
              <text:p text:style-name="P7">kritéria pro výběr zdrojů:</text:p>
              <text:list>
                <text:list-item>
                  <text:p text:style-name="P7">úvod a motivace ke stanovení kritérií ("Data tady jsou...Co za data je k dispozici? Kdo je vydává? Jak se dají získat? Co obsahují? Dají se zpracovávat strojově?"): médium dat (elektronické, knižní; příklady: odkazy do literatury), poskytovatelé dat (Policie, ČSÚ, obce a města), dostupnost dat (veřejně dostupné, pro akademické účely, neveřejné)</text:p>
                </text:list-item>
                <text:list-item>
                  <text:p text:style-name="P7">vycházejí z konkrétních požadavků na Dataset (detailní, aktualizovaná, veřejně dostupná)</text:p>
                </text:list-item>
                <text:list-item>
                  <text:p text:style-name="P7">definuj sledované veličiny (veřejná dostupnost, aktuálnost, frekvence aktualizace, strojová zpracovatelnost (formát a subjektivní ohodnocení), agregovanost, územní a časová granularita a pokrytí, počet různých typů entit, počet různých entit, počet atributů (v podstatě statistiky jako pro RDF datasety pomocí DC Terms)</text:p>
                </text:list-item>
              </text:list>
            </text:list-item>
            <text:list-item>
              <text:p text:style-name="P7">přehled existujících zdrojů dat:</text:p>
              <text:list>
                <text:list-item>
                  <text:p text:style-name="P7"><text:soft-page-break/>vymezení rešeršovaných dat: pouze elektronické zdroje</text:p>
                </text:list-item>
                <text:list-item>
                  <text:p text:style-name="P7">popis obsahu zdroje: stručně; podrobnější popis v přílohách</text:p>
                </text:list-item>
                <text:list-item>
                  <text:p text:style-name="P7">popsány jsou takto i použité zdroje dat, např. ESSK</text:p>
                </text:list-item>
              </text:list>
            </text:list-item>
            <text:list-item>
              <text:p text:style-name="P7">vyhodnocení dostupných zdrojů dat: ve srovnávací tabulce</text:p>
            </text:list-item>
          </text:list>
        </text:list-item>
        <text:list-item>
          <text:p text:style-name="P7">Analýza – geoprostorová data</text:p>
          <text:list>
            <text:list-item>
              <text:p text:style-name="P7">motivace: vyplývá z požadavků na Aplikaci (statistiky podle polohy)</text:p>
            </text:list-item>
            <text:list-item>
              <text:p text:style-name="P7">místa, kde by se dalo rozšířit (a kde to má, vzhledem k požadavkům, smysl): útvary</text:p>
            </text:list-item>
            <text:list-item>
              <text:p text:style-name="P7">jak rozšířit:</text:p>
              <text:list>
                <text:list-item>
                  <text:p text:style-name="P7">útvary: hranice útvaru nebo aspoň definiční bod</text:p>
                </text:list-item>
              </text:list>
            </text:list-item>
            <text:list-item>
              <text:p text:style-name="P7">zdroje geoprostorových dat:</text:p>
              <text:list>
                <text:list-item>
                  <text:p text:style-name="P7">shapefile: od koho (autorita), platnost (2013), aktuálnost a aktualizace, dostupnost, formát, obsah, zajímavá data, (možnost extrakce? TODO přesunout do analýzy extrakce dat?)</text:p>
                </text:list-item>
                <text:list-item>
                  <text:p text:style-name="P7">alternativní zdroje?</text:p>
                </text:list-item>
              </text:list>
            </text:list-item>
          </text:list>
        </text:list-item>
        <text:list-item>
          <text:p text:style-name="P7">TODO: namespaces: globální přehled všech použitých prefixů pro namespaces</text:p>
        </text:list-item>
        <text:list-item>
          <text:p text:style-name="P7">Datový model</text:p>
          <text:list>
            <text:list-item>
              <text:p text:style-name="P7">ontologie:</text:p>
              <text:list>
                <text:list-item>
                  <text:p text:style-name="P7">účel ontologie</text:p>
                </text:list-item>
                <text:list-item>
                  <text:p text:style-name="P7">diagramy:</text:p>
                  <text:list>
                    <text:list-item>
                      <text:p text:style-name="P7">uvádět jen u složitějších struktur (vazby mezi více třídami)</text:p>
                    </text:list-item>
                    <text:list-item>
                      <text:p text:style-name="P7">vhodný top-level diagram</text:p>
                    </text:list-item>
                  </text:list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datový model:</text:p>
              <text:list>
                <text:list-item>
                  <text:p text:style-name="P7">popsat, jak byla použita navržená ontologie i další ontologie pro návrh datového modelu</text:p>
                </text:list-item>
                <text:list-item>
                  <text:p text:style-name="P7">pro každou entitu tabulka s přehledem atributů (URI, význam, příklad hodnoty)</text:p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<text:soft-page-break/>extrakce dat číselníků: z HTML ručně do CSV, odsud Java utilitou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obsahovat komentář</text:p>
                </text:list-item>
                <text:list-item>
                  <text:p text:style-name="P18">vstupní (MDB, GML, shapefile) a cílové formáty (ideálně pouze RDF bez pomocné PostgreSQL DB)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<text:soft-page-break/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<text:soft-page-break/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<text:soft-page-break/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8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8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(polo)automaticky (např. SILK): asi nevhodné (proč: nemám pro to využití, vše zvládám první metodou)</text:p>
                    </text:list-item>
                  </text:list>
                </text:list-item>
              </text:list>
            </text:list-item>
            <text:list-item>
              <text:p text:style-name="P7">přehled linků mezi Datasetem a LOD (high-level diagram s neformálním popisem linků):</text:p>
              <text:list>
                <text:list-item>
                  <text:p text:style-name="P18"><text:span text:style-name="T1">komentář neformálně popisuje charakter linků (odkazovaný dataset a objekt), </text:span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7">podrobný přehled linků:</text:p>
              <text:list>
                <text:list-item>
                  <text:p text:style-name="P7">kategorizace podle typu odkazující entity (nebo podle cílového datasetu?)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<text:soft-page-break/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Aplikace:</text:p>
          <text:list>
            <text:list-item>
              <text:p text:style-name="P7">popsat klasické etapy vývoje SW: požadavky, analýza, návrh, implementace, nasazení, test (viz kniha o UML)</text:p>
              <text:list>
                <text:list-item>
                  <text:p text:style-name="P7">nejasnosti: popisovat současně službu i mobilní aplikaci, nebo to dělat odděleně? existence služby a požadavky na její funkcionalitu nijak nevyplývají ze zadání a požadavků na aplikaci jako celek, <text:span text:style-name="T2">slu</text:span>žba vznikne ve fázi návrhu =&gt; to nahrává popisu celé aplikace najednou</text:p>
                </text:list-item>
              </text:list>
            </text:list-item>
            <text:list-item>
              <text:p text:style-name="P7">požadavky: </text:p>
              <text:list>
                <text:list-item>
                  <text:p text:style-name="P7">vize: taková neformální směs funkčních a nefunkčních požadavků</text:p>
                </text:list-item>
                <text:list-item>
                  <text:p text:style-name="P7">analýza požadavků (funkční, nefunkční):</text:p>
                  <text:list>
                    <text:list-item>
                      <text:p text:style-name="P7">funkční: ze zadání; <text:span text:style-name="T2">specifikovat funkcionalitu mobiln</text:span>ího klienta? (zobrazují se <text:soft-page-break/>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7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  <text:list-item>
                  <text:p text:style-name="P7">kam zařadit předpoklady o prostředí? (např. dostupnost připojení na Internet, dostupnost GPS, použití na území ČR atd.) chtělo by to před specifikaci vyplývajících požadavků (do analýzy požadavků nebo před ni?)</text:p>
                </text:list-item>
              </text:list>
            </text:list-item>
            <text:list-item>
              <text:p text:style-name="P7">analýza:</text:p>
              <text:list>
                <text:list-item>
                  <text:p text:style-name="P7">use-case diagramy (=&gt; pokrytí funkčních požadavků)</text:p>
                  <text:list>
                    <text:list-item>
                      <text:p text:style-name="P7">identifikace (vzniká analýzou požadavků a možných uživatelů aplikace):</text:p>
                      <text:list>
                        <text:list-item>
                          <text:p text:style-name="P7">cíl: pokrývají požadavky</text:p>
                        </text:list-item>
                        <text:list-item>
                          <text:p text:style-name="P7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7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7">analýza (rozmyšlení, co je nutno k tomu, aby se daly implementovat):</text:p>
                      <text:list>
                        <text:list-item>
                          <text:p text:style-name="P7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7">co use-cases pro službu? vyplynou už zde, nebo až později (např. ve fázi návrhu aplikace...)</text:p>
                    </text:list-item>
                  </text:list>
                </text:list-item>
                <text:list-item>
                  <text:p text:style-name="P7">doménový model (vzniká analýzou use-case diagramů): hlavní třídy domény (je to aplikovatelné na moji aplikaci?)</text:p>
                </text:list-item>
                <text:list-item>
                  <text:p text:style-name="P7"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7">návrh:</text:p>
              <text:list>
                <text:list-item>
                  <text:p text:style-name="P7">platforma, architektura řešení (diagram v Ilustraci 5), komponenty systému 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18">slu<text:span text:style-name="T1">žba: účel: speciálně pro aplikaci; aplikace SOA (webová služba); popis rozhraní (formálně ve WSDL, jak slovně?)</text:span></text:p>
                </text:list-item>
                <text:list-item>
                  <text:p text:style-name="P7">mobilní klient:</text:p>
                  <text:list>
                    <text:list-item>
                      <text:p text:style-name="P7">wireframe model obrazovek aplikace: u každé obrazovky je popsáno, co se na ní dá dělat a co zobrazuje; jsou popsány přechody mezi obrazovkami =&gt; tím se ušetří neformální popis funkcionality služby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popisy implementace jednotlivých komponent aplikace: služba, knihovna, mobilní <text:soft-page-break/>aplikace</text:p>
                </text:list-item>
                <text:list-item>
                  <text:p text:style-name="P7">služba: javová JAX-WS webová služba, vývoj shora (WSDL generováno)</text:p>
                </text:list-item>
                <text:list-item>
                  <text:p text:style-name="P7">popis packages:</text:p>
                  <text:list>
                    <text:list-item>
                      <text:p text:style-name="P7">přehled všech packages:</text:p>
                      <text:list>
                        <text:list-item>
                          <text:p text:style-name="P7">jak popsat vzájemné vztahy packages?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7">popis jedné package:</text:p>
                      <text:list>
                        <text:list-item>
                          <text:p text:style-name="P7">jaké služby nabízí, příklad užití tříd package? diagram tříd package, diagramy objektové spolupráce tříd package</text:p>
                        </text:list-item>
                      </text:list>
                    </text:list-item>
                    <text:list-item>
                      <text:p text:style-name="P7">problémy: uvádět plně kvalifikované, nebo zkrácené názvy package?</text:p>
                    </text:list-item>
                  </text:list>
                </text:list-item>
                <text:list-item>
                  <text:p text:style-name="P7">popis tříd:</text:p>
                  <text:list>
                    <text:list-item>
                      <text:p text:style-name="P7">nepopisovat implementaci jednotlivých tříd: je to příliš velký implementační detail, k tomu je zdroják a javadoc</text:p>
                    </text:list-item>
                    <text:list-item>
                      <text:p text:style-name="P7">stačí popsat účel a využití hlavních tříd (pomocné, např. QueryConfig, ne)</text:p>
                    </text:list-item>
                  </text:list>
                </text:list-item>
                <text:list-item>
                  <text:p text:style-name="P7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        </text:list-item>
                <text:list-item>
                  <text:p text:style-name="P7">stavové diagramy: hodilo by se pro popis chování mobilní aplikace (např. přechody mezi aktivitami, nahrávání dat, reakce na změnu polohy atd.)</text:p>
                </text:list-item>
                <text:list-item>
                  <text:p text:style-name="P7">konfigurace aplikace: kam patří její popis? ne až do popisu nasazení aplikace?</text:p>
                </text:list-item>
                <text:list-item>
                  <text:p text:style-name="P7">použité knihovny: jak byly použity (kde byly uloženy v projektu, je spíše věcí deploymentu)</text:p>
                </text:list-item>
                <text:list-item>
                  <text:p text:style-name="P7">příklady:</text:p>
                  <text:list>
                    <text:list-item>
                      <text:p text:style-name="P7">volání SPARQL dotazů</text:p>
                    </text:list-item>
                    <text:list-item>
                      <text:p text:style-name="P7"><text:span text:style-name="T2">popis package: </text:span>příklad definované třídy by mohl zahrnovat i příklad jejího užití</text:p>
                    </text:list-item>
                  </text:list>
                </text:list-item>
                <text:list-item>
                  <text:p text:style-name="P7">použité vývojové prostředky: Eclipse, ADT, Subversion plugin</text:p>
                </text:list-item>
                <text:list-item>
                  <text:p text:style-name="P7">organizace vývoje:</text:p>
                  <text:list>
                    <text:list-item>
                      <text:p text:style-name="P7">popisovat projekty (struktura) pro vývoj služby, knihovny, mobilní aplikace?</text:p>
                      <text:list>
                        <text:list-item>
                          <text:p text:style-name="P7">má to smysl pro člověka, který chce vědět, jak je fyzicky organizován zdrojový kód (packages), resources (resources, assets), kde jsou uložené použité knihovny, kde lze nalézt manifest aplikace</text:p>
                        </text:list-item>
                        <text:list-item>
                          <text:p text:style-name="P7">nemá to smysl pro pochopení logiky implementace: na to stačí diagramy tříd, stavové diagramy, diagramy objektové spolupráce, use-case diagramy atd.</text:p>
                        </text:list-item>
                      </text:list>
                    </text:list-item>
                    <text:list-item>
                      <text:p text:style-name="P7"><text:soft-page-break/>jak oddělit logický popis implementace od fyzického? Zahrnout ten fyzický do zvláštní podkapitoly, která popisuje implementaci aplikace? asi bych vůbec nepopisoval, stačí popsat artefakty v release aplikace (fáze deploymentu?)</text:p>
                    </text:list-item>
                    <text:list-item>
                      <text:p text:style-name="P7">použité vývojové prostředky (Eclipse, ADT)</text:p>
                    </text:list-item>
                  </text:list>
                </text:list-item>
              </text:list>
            </text:list-item>
            <text:list-item>
              <text:p text:style-name="P7">release:</text:p>
              <text:list>
                <text:list-item>
                  <text:p text:style-name="P7">druhy release:</text:p>
                  <text:list>
                    <text:list-item>
                      <text:p text:style-name="P7">pro testování, produkční</text:p>
                    </text:list-item>
                    <text:list-item>
                      <text:p text:style-name="P7">rozdíly v releasech: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7">forma release:</text:p>
                  <text:list>
                    <text:list-item>
                      <text:p text:style-name="P7">služba: WAR pro Tomcat; <text:span text:style-name="T2">popis bal</text:span>íku (konf. soubor, deployment descriptor, skripty, knihovny)</text:p>
                    </text:list-item>
                    <text:list-item>
                      <text:p text:style-name="P7">mobilní aplikace: APK pro Android</text:p>
                    </text:list-item>
                  </text:list>
                </text:list-item>
              </text:list>
            </text:list-item>
            <text:list-item>
              <text:p text:style-name="P7">nasazení:</text:p>
              <text:list>
                <text:list-item>
                  <text:p text:style-name="P7">služba: JAX-WS webová služba jako javovský servlet na servlet containeru Tomcat</text:p>
                </text:list-item>
                <text:list-item>
                  <text:p text:style-name="P7">mobilní aplikace jako aplikace na zařízení Android s přístupem k Internetu a k poloze</text:p>
                </text:list-item>
                <text:list-item>
                  <text:p text:style-name="P7">popis konfigurace aplikace (?)</text:p>
                </text:list-item>
              </text:list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  <text:list-item>
              <text:p text:style-name="P7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porovnání s existujícími pracemi (RDF datasety, aplikace)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<text:soft-page-break/>slovníček</text:p>
        </text:list-item>
        <text:list-item>
          <text:p text:style-name="P7">seznam použité literatury</text:p>
        </text:list-item>
      </text:list>
      <text:h text:style-name="P3" text:outline-level="1">Poznámky k textu práce</text:h>
      <text:h text:style-name="P2" text:outline-level="2">Celkově</text:h>
      <text:list xml:id="list609917680248812206" text:style-name="L5">
        <text:list-item>
          <text:p text:style-name="P8">příliš</text:p>
          <text:list>
            <text:list-item>
              <text:p text:style-name="P1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2" text:outline-level="2">Úvod</text:h>
      <text:list xml:id="list647776360273993255" text:style-name="L6">
        <text:list-item>
          <text:p text:style-name="P9">šlo by zahrnout hrubé vymezení cílů práce (neformálně, volný text, max. jednoduchý výčet)</text:p>
        </text:list-item>
      </text:list>
      <text:h text:style-name="P2" text:outline-level="2">Cíle práce</text:h>
      <text:list xml:id="list2419719274409027174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<text:soft-page-break/>analýze)</text:p>
        </text:list-item>
      </text:list>
      <text:h text:style-name="P2" text:outline-level="2">Zdroje dat</text:h>
      <text:list xml:id="list6856739433742592801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2" text:outline-level="2">Použité technologie</text:h>
      <text:list xml:id="list7220964418142025828" text:style-name="L9">
        <text:list-item>
          <text:p text:style-name="P12">příliš podrobné: zkrátit a část textu zahrnout do analýzy</text:p>
        </text:list-item>
      </text:list>
      <text:h text:style-name="P2" text:outline-level="2">Datový model</text:h>
      <text:list xml:id="list771581254472525556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3729734725786705597" text:style-name="L11">
        <text:list-item>
          <text:p text:style-name="P19">používat bash skripty? to není přenositelné (např. na Windows je nutné mít mingw nebo cygwin): nahradit např. Javou?</text:p>
        </text:list-item>
        <text:list-item>
          <text:p text:style-name="P19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19">RÚIAN: extrakce obcí z XML rovnou do RDF, ne s mezikrokem do SQL</text:p>
        </text:list-item>
        <text:list-item>
          <text:p text:style-name="P14">extrakční skripty a další nástroje: odstranit nepotřebné a lépe roztřídit do adresářů</text:p>
        </text:list-item>
      </text:list>
      <text:h text:style-name="P2" text:outline-level="2">Aplikace</text:h>
      <text:list xml:id="list7862125697361287922" text:style-name="L12">
        <text:list-item>
          <text:p text:style-name="P15">Služba: formální definice ukazatelů do sekce analýzy; chtělo by to napsat v TeXu</text:p>
        </text:list-item>
        <text:list-item>
          <text:p text:style-name="P15">celková architektura: asi nesprávně používány UML elementy (např. CrimeMonitorClient asi nesplňuje definici komponenty)</text:p>
        </text:list-item>
      </text:list>
      <text:h text:style-name="P3" text:outline-level="1">Problémy</text:h>
      <text:list xml:id="list2243950127973673715" text:style-name="L13">
        <text:list-item>
          <text:p text:style-name="P16">LaTeX:</text:p>
          <text:list>
            <text:list-item>
              <text:p text:style-name="P16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6">seznamy</text:p>
              <text:list>
                <text:list-item>
                  <text:p text:style-name="P16">prosté výčty, definice</text:p>
                </text:list-item>
                <text:list-item>
                  <text:p text:style-name="P16">více(mnoho)úrovňové</text:p>
                </text:list-item>
              </text:list>
            </text:list-item>
            <text:list-item>
              <text:p text:style-name="P16">poznámky pod čarou, křížové a hypertextové odkazy, záložky</text:p>
            </text:list-item>
            <text:list-item>
              <text:p text:style-name="P16">obrázky</text:p>
            </text:list-item>
            <text:list-item>
              <text:p text:style-name="P16">styly písma (neproporcionální, kurzíva, tučné, podtržené)</text:p>
            </text:list-item>
            <text:list-item>
              <text:p text:style-name="P16"><text:soft-page-break/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5H44M4S</meta:editing-duration>
    <meta:editing-cycles>38</meta:editing-cycles>
    <meta:generator>OpenOffice/4.1.1$Win32 OpenOffice.org_project/411m6$Build-9775</meta:generator>
    <dc:date>2015-11-19T23:32:56.60</dc:date>
    <dc:creator>Tomáš Beňák</dc:creator>
    <meta:document-statistic meta:table-count="0" meta:image-count="0" meta:object-count="0" meta:page-count="15" meta:paragraph-count="359" meta:word-count="3995" meta:character-count="26333"/>
    <meta:user-defined meta:name="Info 1"/>
    <meta:user-defined meta:name="Info 2"/>
    <meta:user-defined meta:name="Info 3"/>
    <meta:user-defined meta:name="Info 4"/>
  </office:meta>
</office:document-meta>
</file>